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5.5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3709" fo:font-size="22pt" style:font-size-asian="22pt" style:font-size-complex="2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/>2 Wheeler oil</text:p>
          </table:table-cell>
          <table:covered-table-cell table:style-name="ce3"/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Universal Goldoil Fully Synthetic 4T SN 10W40 JASO MA2</text:p>
          </table:table-cell>
          <table:table-cell table:style-name="ce5" office:value-type="string" calcext:value-type="string">
            <text:p><text:a xlink:href="../4T-SN-10W40-JASO-MA2.png" xlink:type="simple">/home/my-pc/BHARAT_PETROLIAM_SERVICE_CENTER/ASSETS/2-wheelers-oil/4T-SN-10W40-JASO-MA2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Universal Goldoil Supreme 4T 20W40 SM JASO MA2</text:p>
          </table:table-cell>
          <table:table-cell table:style-name="ce6" office:value-type="string" calcext:value-type="string">
            <text:p><text:a xlink:href="../4T-SN-20W40-JASO-MA2.png" xlink:type="simple">/home/my-pc/BHARAT_PETROLIAM_SERVICE_CENTER/ASSETS/2-wheelers-oil/4T-SN-20W40-JASO-MA2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Auric 20W40 SM JASO MA2</text:p>
          </table:table-cell>
          <table:table-cell table:style-name="ce5" office:value-type="string" calcext:value-type="string">
            <text:p><text:a xlink:href="../Auric-20W40-SM-JASO-MA2.png" xlink:type="simple">/home/my-pc/BHARAT_PETROLIAM_SERVICE_CENTER/ASSETS/2-wheelers-oil/Auric-20W40-SM-JASO-MA2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Universal Goldoil Power 4T 20W40 SL JASO MA2</text:p>
          </table:table-cell>
          <table:table-cell table:style-name="ce5" office:value-type="string" calcext:value-type="string">
            <text:p><text:a xlink:href="../Power-4T-20W40%20.png" xlink:type="simple">/home/my-pc/BHARAT_PETROLIAM_SERVICE_CENTER/ASSETS/2-wheelers-oil/Power-4T-20W40 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Universal Goldoil Ultra 4T 10W30 SL JASO MA2</text:p>
          </table:table-cell>
          <table:table-cell table:style-name="ce5" office:value-type="string" calcext:value-type="string">
            <text:p><text:a xlink:href="../Ultra-4T-10W30.png" xlink:type="simple">/home/my-pc/BHARAT_PETROLIAM_SERVICE_CENTER/ASSETS/2-wheelers-oil/Ultra-4T-10W30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Universal Goldoil Ultra 4T 125CC SL JASO MA2</text:p>
          </table:table-cell>
          <table:table-cell table:style-name="ce5" office:value-type="string" calcext:value-type="string">
            <text:p><text:a xlink:href="../Ultra-4T-125CC-SL.png" xlink:type="simple">/home/my-pc/BHARAT_PETROLIAM_SERVICE_CENTER/ASSETS/2-wheelers-oil/Ultra-4T-125CC-SL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Universal Goldoil Super 4T 20W50 SL JASO MA2</text:p>
          </table:table-cell>
          <table:table-cell table:style-name="ce5" office:value-type="string" calcext:value-type="string">
            <text:p><text:a xlink:href="../Super-4T-20W50.png" xlink:type="simple">/home/my-pc/BHARAT_PETROLIAM_SERVICE_CENTER/ASSETS/2-wheelers-oil/Super-4T-20W50.png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Universal Goldoil Ultra 4T 350CC/HD API SM 15W50</text:p>
          </table:table-cell>
          <table:table-cell table:style-name="ce5" office:value-type="string" calcext:value-type="string">
            <text:p><text:a xlink:href="../Ultra-4T-350CCHD-API.png" xlink:type="simple">/home/my-pc/BHARAT_PETROLIAM_SERVICE_CENTER/ASSETS/2-wheelers-oil/Ultra-4T-350CCHD-API.png</text:a></text:p>
          </table:table-cell>
          <table:table-cell/>
        </table:table-row>
        <table:table-row table:style-name="ro2" table:number-rows-repeated="11">
          <table:table-cell table:number-columns-repeated="4"/>
        </table:table-row>
        <table:table-row table:style-name="ro2" table:number-rows-repeated="5"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6:52:10.748075395</meta:creation-date>
    <dc:date>2026-04-09T17:19:14.678374999</dc:date>
    <meta:editing-duration>PT16M42S</meta:editing-duration>
    <meta:editing-cycles>5</meta:editing-cycles>
    <meta:generator>LibreOffice/24.2.7.2$Linux_X86_64 LibreOffice_project/420$Build-2</meta:generator>
    <meta:document-statistic meta:table-count="1" meta:cell-count="17" meta:object-count="0"/>
  </office:meta>
</office:document-meta>
</file>